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05">
            <text:p>2009-08-05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05">
            <text:p>2009-08-05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05">
            <text:p>2009-08-05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39]" office:value-type="string" office:string-value="UserId">
            <text:p>UserId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39]" office:value-type="string" office:string-value="UserId">
            <text:p>UserId</text:p>
          </table:table-cell>
          <table:table-cell table:style-name="ce21" table:formula="oooc:=[.I39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39]" office:value-type="string" office:string-value="UserId">
            <text:p>UserId</text:p>
          </table:table-cell>
          <table:table-cell table:style-name="ce21" table:formula="oooc:=[.I39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39]" office:value-type="string" office:string-value="UserId">
            <text:p>UserId</text:p>
          </table:table-cell>
          <table:table-cell table:style-name="ce21" table:formula="oooc:=[.I39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0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table:formula="oooc:=[.N86]" office:value-type="string" office:string-value="EEGroupId">
            <text:p>EEGroupId</text:p>
          </table:table-cell>
          <table:table-cell table:style-name="ce21" table:formula="oooc:=[.O86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05">
            <text:p>2009-08-05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30','','','','');">
            <text:p>insert into Info values ('DBVersion','40030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05">
            <text:p>2009-08-05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9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1];&quot;','&quot;; [Tables.H52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05">
            <text:p>2009-08-05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6]; &quot; &quot;; [Tables.O8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6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6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7]; &quot; &quot;; [Tables.O77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8/05/2009</text:date>, <text:time>19:2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05T19:22:00</dc:date>
    <meta:print-date>2009-08-05T19:09:57</meta:print-date>
    <meta:editing-cycles>380</meta:editing-cycles>
    <meta:editing-duration>P3DT19H11M1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999"/>
  </office:meta>
</office:document-meta>
</file>